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27f64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3">
      <style:paragraph-properties fo:text-align="justify" style:justify-single-word="false"/>
    </style:style>
    <style:style style:name="P6" style:family="paragraph" style:parent-style-name="Text_20_body" style:list-style-name="L4">
      <style:paragraph-properties fo:text-align="justify" style:justify-single-word="false"/>
    </style:style>
    <style:style style:name="P7" style:family="paragraph" style:parent-style-name="Text_20_body" style:list-style-name="L5">
      <style:paragraph-properties fo:text-align="justify" style:justify-single-word="false"/>
    </style:style>
    <style:style style:name="P8" style:family="paragraph" style:parent-style-name="Text_20_body" style:list-style-name="L6">
      <style:paragraph-properties fo:text-align="justify" style:justify-single-word="false"/>
    </style:style>
    <style:style style:name="P9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0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1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2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P13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>
      <style:paragraph-properties fo:margin-left="1.251cm" fo:margin-right="0cm" fo:margin-top="0cm" fo:margin-bottom="0cm" loext:contextual-spacing="false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1.251cm" fo:margin-right="0cm" fo:text-align="justify" style:justify-single-word="false" fo:text-indent="0cm" style:auto-text-indent="false"/>
    </style:style>
    <style:style style:name="T1" style:family="text">
      <style:text-properties officeooo:rsid="00127f6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orandum de reunion Lunes 7 de diciembre del 2020</text:p>
      <text:p text:style-name="P3">Presentacion de la Ing. <text:span text:style-name="T1">Erick Salas.</text:span> </text:p>
      <text:p text:style-name="P14">1.- Creacion de correo CPAALMEIDA. </text:p>
      <text:p text:style-name="P14">2.- Agregarla al¿ la Ing. Erick Salas WSP. </text:p>
      <text:p text:style-name="P14">3.- Ing. Almeida, debera contactar con el contador de Linkotel (el Sr. Jose Bravo) </text:p>
      <text:p text:style-name="P14">4.- toda la informacion sera documentada de forma electronica. </text:p>
      <text:p text:style-name="P15">5.- se debe coordinar para una visita tecnica para ver documentos originales/inventarios </text:p>
      <text:p text:style-name="P15"/>
      <text:p text:style-name="P2">La Ing. Erika Salas sera la coordinadora de la Auditoria de Linkotel.</text:p>
      <text:p text:style-name="P2">el mes de diciembre sera dedicado a la Auditoria de Linkotel</text:p>
      <text:p text:style-name="P2">Para la Auditoria de Linkotel, se solicito que se debe realizar todo el trabajo en un excel de auditoria que indico la empresa encargada.</text:p>
      <text:list xml:id="list1789303638" text:style-name="L2">
        <text:list-item>
          <text:p text:style-name="P9">la ing. Ericka Salas debera familiarizarse con el excel de la compañia. </text:p>
        </text:list-item>
        <text:list-item>
          <text:p text:style-name="P9">Cesar debera actualizar los datos de dicho excel actualizados a 2020. </text:p>
        </text:list-item>
        <text:list-item>
          <text:p text:style-name="P9">implementacion de GitHub para los papeles de trabajo para la Auditoria </text:p>
        </text:list-item>
        <text:list-item>
          <text:p text:style-name="P4">Planear una capacitacion sobre Github sobre </text:p>
        </text:list-item>
      </text:list>
      <text:p text:style-name="P2">Adicional a los papeles de trabajo</text:p>
      <text:list xml:id="list4039674690" text:style-name="L3">
        <text:list-item>
          <text:p text:style-name="P10">se debe de tener en cuenta todas las cuentas relacionadas, debido a que existen transacciones poco comunes entre la empresa (Linkotel) y Telconet. </text:p>
        </text:list-item>
        <text:list-item>
          <text:p text:style-name="P10">tener especial atencion con las transacciones realacionadas con el Sr. Topic. </text:p>
        </text:list-item>
        <text:list-item>
          <text:p text:style-name="P10">se debe realizar una buena evaluacion de riesgo de auditoria por parte del Ing. Almeida. </text:p>
        </text:list-item>
        <text:list-item>
          <text:p text:style-name="P5">cualquier transaccion con partes relacionadas se puede verificar directamente con el Ing. Almeida. </text:p>
        </text:list-item>
      </text:list>
      <text:p text:style-name="P2">Asuntos contables importantes:</text:p>
      <text:list xml:id="list1013035776" text:style-name="L4">
        <text:list-item>
          <text:p text:style-name="P11">provision para cuentas incobrables:  desde el 2018 han mantenido el mismo valor. (USD $ 46.000), ya se ha realizado un estimado de dicha cuenta. </text:p>
        </text:list-item>
        <text:list-item>
          <text:p text:style-name="P11">revisar el ingreso que ha tenido la empresa, los plazos de pago, e indicar que dicha cuenta es no es corriente, debido a que no tiene garantia de dichos valores sean pagados a corto plazo. </text:p>
        </text:list-item>
        <text:list-item>
          <text:p text:style-name="P11">los estados financieros con Linkotel fueron prometidos para el 15 de diciembre, </text:p>
        </text:list-item>
        <text:list-item>
          <text:p text:style-name="P11">Tasas de depreciacion: </text:p>
          <text:list>
            <text:list-item>
              <text:p text:style-name="P11">equipos de telecomunicaciones: se indica que los activos de Linkotel son mas antiguos que los que cuenta Telconet. </text:p>
            </text:list-item>
            <text:list-item>
              <text:p text:style-name="P11">se les indicara que se cambie la tasa de depreciacion. </text:p>
            </text:list-item>
            <text:list-item>
              <text:p text:style-name="P6">siendo del mismo grupo que telconet, porque los porcentajes de depreciacion son diferentes 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oft-page-break/>Sobre los ingresos</text:p>
      <text:list xml:id="list3876134752" text:style-name="L5">
        <text:list-item>
          <text:p text:style-name="P12">los terminos y condiciones de la contratacion de los servicios de telconet </text:p>
        </text:list-item>
        <text:list-item>
          <text:p text:style-name="P7">si existe algun mantenimiento, existe alguna provision por terminos por provisiones. (revisar) </text:p>
        </text:list-item>
      </text:list>
      <text:p text:style-name="P2"/>
      <text:p text:style-name="P2">Proveedores</text:p>
      <text:list xml:id="list979979871" text:style-name="L6">
        <text:list-item>
          <text:p text:style-name="P13">la empresa recibe facturas de los proveedores al temino del año por inteconexcion, dichas facturas son entregadas al inicio del prox año. (revisar)</text:p>
        </text:list-item>
        <text:list-item>
          <text:p text:style-name="P8">se realiza provisiones facturas de proveedor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2:33:20.701496888</meta:creation-date>
    <dc:date>2020-12-07T12:35:33.929123326</dc:date>
    <meta:editing-duration>PT2M17S</meta:editing-duration>
    <meta:editing-cycles>1</meta:editing-cycles>
    <meta:document-statistic meta:table-count="0" meta:image-count="0" meta:object-count="0" meta:page-count="2" meta:paragraph-count="33" meta:word-count="412" meta:character-count="2521" meta:non-whitespace-character-count="2137"/>
    <meta:generator>LibreOffice/6.4.6.2$Linux_X86_64 LibreOffice_project/40$Build-2</meta:generator>
  </office:meta>
</office:document-meta>
</file>